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M Roman 10" svg:font-family="'LM Roman 10'" style:font-pitch="variable"/>
    <style:font-face style:name="LM Roman Caps 10" svg:font-family="'LM Roman Caps 10'" style:font-pitch="variable"/>
    <style:font-face style:name="cmb10" svg:font-family="cmb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 style:list-style-name="L1">
      <style:text-properties fo:language="zxx" fo:country="none" officeooo:rsid="00142b78" officeooo:paragraph-rsid="00142b78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officeooo:rsid="00142b78" officeooo:paragraph-rsid="00142b78" style:language-asian="zxx" style:country-asian="none" style:language-complex="zxx" style:country-complex="none"/>
    </style:style>
    <style:style style:name="P4" style:family="paragraph" style:parent-style-name="Text_20_body" style:list-style-name="L1">
      <style:text-properties fo:language="zxx" fo:country="none" officeooo:rsid="0017493b" officeooo:paragraph-rsid="0017493b" style:language-asian="zxx" style:country-asian="none" style:language-complex="zxx" style:country-complex="none"/>
    </style:style>
    <style:style style:name="P5" style:family="paragraph" style:parent-style-name="Text_20_body">
      <style:text-properties fo:language="zxx" fo:country="none" officeooo:rsid="0017493b" officeooo:paragraph-rsid="0017493b" style:language-asian="zxx" style:country-asian="none" style:language-complex="zxx" style:country-complex="none"/>
    </style:style>
    <style:style style:name="P6" style:family="paragraph" style:parent-style-name="Heading_20_1">
      <style:text-properties style:font-name="LM Roman 10" fo:language="zxx" fo:country="none" style:language-asian="zxx" style:country-asian="none" style:language-complex="zxx" style:country-complex="none"/>
    </style:style>
    <style:style style:name="P7" style:family="paragraph" style:parent-style-name="Heading_20_1">
      <style:text-properties fo:language="zxx" fo:country="none" officeooo:rsid="0013d4e4" officeooo:paragraph-rsid="0013d4e4" style:language-asian="zxx" style:country-asian="none" style:language-complex="zxx" style:country-complex="none"/>
    </style:style>
    <style:style style:name="P8" style:family="paragraph" style:parent-style-name="Title">
      <style:text-properties style:font-name="LM Roman 10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9" style:family="paragraph" style:parent-style-name="Title">
      <style:text-properties style:font-name="LM Roman 10" fo:language="zxx" fo:country="none" style:language-asian="zxx" style:country-asian="none" style:language-complex="zxx" style:country-complex="none"/>
    </style:style>
    <style:style style:name="P10" style:family="paragraph" style:parent-style-name="Standard">
      <style:text-properties style:font-name="LM Roman 10" officeooo:rsid="0011aa64" officeooo:paragraph-rsid="0011aa64"/>
    </style:style>
    <style:style style:name="P11" style:family="paragraph" style:parent-style-name="Standard">
      <style:text-properties style:font-name="LM Roman 10" fo:language="zxx" fo:country="none" officeooo:rsid="00101715" officeooo:paragraph-rsid="0011aa64" style:language-asian="zxx" style:country-asian="none" style:language-complex="zxx" style:country-complex="none"/>
    </style:style>
    <style:style style:name="P12" style:family="paragraph" style:parent-style-name="Standard">
      <style:text-properties style:font-name="LM Roman 10" fo:language="zxx" fo:country="none" officeooo:rsid="00127c2d" officeooo:paragraph-rsid="00127c2d" style:language-asian="zxx" style:country-asian="none" style:language-complex="zxx" style:country-complex="none"/>
    </style:style>
    <style:style style:name="P13" style:family="paragraph" style:parent-style-name="Standard">
      <style:text-properties style:font-name="LM Roman 10" fo:language="zxx" fo:country="none" officeooo:rsid="0011aa64" officeooo:paragraph-rsid="0011aa64" style:language-asian="zxx" style:country-asian="none" style:language-complex="zxx" style:country-complex="none"/>
    </style:style>
    <style:style style:name="P14" style:family="paragraph" style:parent-style-name="Standard">
      <style:paragraph-properties fo:text-align="end" style:justify-single-word="false"/>
      <style:text-properties style:font-name="LM Roman 10" fo:language="zxx" fo:country="none" officeooo:rsid="0011aa64" officeooo:paragraph-rsid="0011aa64" style:language-asian="zxx" style:country-asian="none" style:language-complex="zxx" style:country-complex="none"/>
    </style:style>
    <style:style style:name="P15" style:family="paragraph" style:parent-style-name="Standard">
      <style:paragraph-properties fo:text-align="center" style:justify-single-word="false"/>
      <style:text-properties style:font-name="LM Roman 10" fo:language="zxx" fo:country="none" officeooo:rsid="0011aa64" officeooo:paragraph-rsid="0011aa64" style:language-asian="zxx" style:country-asian="none" style:language-complex="zxx" style:country-complex="none"/>
    </style:style>
    <style:style style:name="T1" style:family="text">
      <style:text-properties officeooo:rsid="0011aa64"/>
    </style:style>
    <style:style style:name="T2" style:family="text">
      <style:text-properties style:font-name="LM Roman 10"/>
    </style:style>
    <style:style style:name="T3" style:family="text">
      <style:text-properties style:font-name="LM Roman 10" officeooo:rsid="0017493b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Universidad Simón Bolívar.</text:span></text:p>
      <text:p text:style-name="P12">Departamento de Computación y Tecnología de la Información.</text:p>
      <text:p text:style-name="P13">Asignatura: Laboratorio de Bases de Datos I.</text:p>
      <text:p text:style-name="P13">Profesor: Leonid Tineo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pan text:style-name="T4">INFORME SOBRE EL MODELADO CONCEPTUAL DE LA BASE DE DATOS DE LA EMPRESA VenTruePe.</text:span></text:p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Estudiantes:</text:p>
      <text:p text:style-name="P14">Rodrigues Leslie. Carné: 10-10613</text:p>
      <text:p text:style-name="P14">Pérez Fernando, Carné: 12-11152</text:p>
      <text:p text:style-name="P14"/>
      <text:p text:style-name="P15">Sartenejas, mayo de 2015.</text:p>
      <text:h text:style-name="P6" text:outline-level="1"><text:soft-page-break/>Índice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h text:style-name="P6" text:outline-level="1"><text:soft-page-break/>Introducción</text:h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h text:style-name="P7" text:outline-level="1"><text:soft-page-break/><text:span text:style-name="T2">Planteamiento del problema</text:span></text:h>
      <text:p text:style-name="P3"><text:span text:style-name="T2"><text:tab/>Se requiere realizar el modelo conceptual de una base de datos para la mega-tienda de muebles VenTruePe, dado que, la empresa quiere automatizar los procesos que se llevan a cabo dentro de su organización, es decir, la base de datos se utilizará para mejorar el desempeño de la compañía en las siguientes áreas:</text:span></text:p>
      <text:list xml:id="list1569836012008777596" text:style-name="L1">
        <text:list-item>
          <text:p text:style-name="P2"><text:span text:style-name="T2">Almacenar la información sobre sus empleados y de sus dependientes, también, cuáles dependientes están asegurados con una póliza HCM.</text:span></text:p>
        </text:list-item>
        <text:list-item>
          <text:p text:style-name="P2"><text:span text:style-name="T2">El registro de las transacciones de la empresa, tales como: ventas, trueques y pedidos hechos por clientes, además, se almacena información sobre las órdenes de productos nuevos por las diferentes proveedoras.</text:span></text:p>
        </text:list-item>
        <text:list-item>
          <text:p text:style-name="P2"><text:span text:style-name="T2">Se mantiene información jerarquizada de los empleados, con sus distintos atributos y categorías. Además, se maneja información sobre las ventas hechas por cada vendedor y los turnos extras </text:span><text:span text:style-name="T3">trabajados para calcular su remuneración.</text:span></text:p>
        </text:list-item>
        <text:list-item>
          <text:p text:style-name="P4"><text:span text:style-name="T2">Se mantiene un control estricto sobre las facturas y recibos que la empresa genere en cada transacción.</text:span></text:p>
        </text:list-item>
        <text:list-item>
          <text:p text:style-name="P4"><text:span text:style-name="T2">Se mantienen dos inventarios de los productos, y la especificación de cada producto, sea nuevo o usado.</text:span></text:p>
        </text:list-item>
      </text:list>
      <text:p text:style-name="P5"><text:span text:style-name="T2"/></text:p>
      <text:p text:style-name="P1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oft-page-break/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1" text:outline-level="1"><text:span text:style-name="T2">Conclusiones</text:span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péndice A. Diccionario de datos.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M Roman 10" svg:font-family="'LM Roman 10'" style:font-pitch="variable"/>
    <style:font-face style:name="LM Roman Caps 10" svg:font-family="'LM Roman Caps 10'" style:font-pitch="variable"/>
    <style:font-face style:name="cmb10" svg:font-family="cmb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9:07:20.857529603</meta:creation-date>
    <dc:date>2015-05-06T09:18:32.066638383</dc:date>
    <meta:editing-duration>PT14M25S</meta:editing-duration>
    <meta:editing-cycles>6</meta:editing-cycles>
    <meta:generator>LibreOffice/4.3.6.2$Linux_x86 LibreOffice_project/d50a87b2e514536ed401c18000dad4660b6a169e</meta:generator>
    <meta:document-statistic meta:table-count="0" meta:image-count="0" meta:object-count="0" meta:page-count="6" meta:paragraph-count="20" meta:word-count="234" meta:character-count="1518" meta:non-whitespace-character-count="1308"/>
  </office:meta>
</office:document-meta>
</file>